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text-properties style:font-name="Arial" officeooo:rsid="001cac04" officeooo:paragraph-rsid="001cac04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cac04" officeooo:paragraph-rsid="001cac0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1c67c" officeooo:paragraph-rsid="001cac04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32410" officeooo:paragraph-rsid="001cac04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57227" officeooo:paragraph-rsid="001cac04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fo:font-weight="normal" officeooo:rsid="00157227" officeooo:paragraph-rsid="001cac04" style:font-style-asian="normal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tyle="normal" officeooo:rsid="001d86e3" officeooo:paragraph-rsid="001d86e3" style:font-style-asian="norm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dfa14" officeooo:paragraph-rsid="001dfa14" style:font-weight-asian="normal" style:font-name-complex="Arial" style:font-weight-complex="normal"/>
    </style:style>
    <style:style style:name="P14" style:family="paragraph" style:parent-style-name="Standard">
      <style:text-properties style:use-window-font-color="true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style:use-window-font-color="true" style:font-name="Arial" fo:font-size="10pt" fo:language="es" fo:country="ES" fo:font-weight="bold" officeooo:rsid="001cac04" officeooo:paragraph-rsid="001cac0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6" style:family="paragraph" style:parent-style-name="Standard">
      <style:text-properties style:use-window-font-color="true" style:font-name="Arial" fo:font-size="10pt" fo:language="es" fo:country="ES" fo:font-weight="bold" officeooo:rsid="001cac04" officeooo:paragraph-rsid="001cac0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P19" style:family="paragraph" style:parent-style-name="Heading_20_3">
      <style:text-properties fo:font-style="normal" style:font-style-asian="normal"/>
    </style:style>
    <style:style style:name="T1" style:family="text">
      <style:text-properties officeooo:rsid="001f64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9" text:outline-level="3">Personal administrativ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2">ACT-8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2">Se encarga del funcionamiento del centro de salu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13">Se encarga de llevar la gestión de contratos, horarios o agenda y recurs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2">Pueden atender pacientes para gestionar citas, y administra los recursos de los distintos miembros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2">CU- Gestión de citas, incidencias técnicas, gestión de dieta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1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4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4">Nombre</text:p>
          </table:table-cell>
          <table:table-cell table:style-name="Tabla2.B3" office:value-type="string">
            <text:p text:style-name="P2">Nombre del miembro del personal administrativo</text:p>
          </table:table-cell>
          <table:table-cell table:style-name="Tabla2.C3" office:value-type="string">
            <text:p text:style-name="P2">Cadena de caracteres</text:p>
          </table:table-cell>
        </table:table-row>
        <table:table-row table:style-name="Tabla2.4">
          <table:table-cell table:style-name="Tabla2.A4" office:value-type="string">
            <text:p text:style-name="P14">DNI</text:p>
          </table:table-cell>
          <table:table-cell table:style-name="Tabla2.B4" office:value-type="string">
            <text:p text:style-name="P2">Documento Nacional de Identificación</text:p>
          </table:table-cell>
          <table:table-cell table:style-name="Tabla2.C4" office:value-type="string">
            <text:p text:style-name="P2">Cadena de caracteres</text:p>
          </table:table-cell>
        </table:table-row>
        <table:table-row table:style-name="Tabla2.2">
          <table:table-cell table:style-name="Tabla2.A4" office:value-type="string">
            <text:p text:style-name="P16">Teléfono</text:p>
          </table:table-cell>
          <table:table-cell table:style-name="Tabla2.B4" office:value-type="string">
            <text:p text:style-name="P6">Número de tlf de empresa del trabajador</text:p>
          </table:table-cell>
          <table:table-cell table:style-name="Tabla2.C4" office:value-type="string">
            <text:p text:style-name="P4">Cadena de enteros</text:p>
          </table:table-cell>
        </table:table-row>
        <table:table-row table:style-name="Tabla2.2">
          <table:table-cell table:style-name="Tabla2.A6" office:value-type="string">
            <text:p text:style-name="P16">e-mail</text:p>
          </table:table-cell>
          <table:table-cell table:style-name="Tabla2.B6" office:value-type="string">
            <text:p text:style-name="P4">Correo electronico de contacto</text:p>
          </table:table-cell>
          <table:table-cell table:style-name="Tabla2.C6" office:value-type="string">
            <text:p text:style-name="P4">Cadena de caracteres</text:p>
          </table:table-cell>
        </table:table-row>
        <table:table-row table:style-name="Tabla2.2">
          <table:table-cell table:style-name="Tabla2.A6" office:value-type="string">
            <text:p text:style-name="P16">Cuenta <text:span text:style-name="T1">bancaria</text:span></text:p>
          </table:table-cell>
          <table:table-cell table:style-name="Tabla2.B6" office:value-type="string">
            <text:p text:style-name="P7">Cuenta bancaria donde se ingresara el sueldo</text:p>
          </table:table-cell>
          <table:table-cell table:style-name="Tabla2.C6" office:value-type="string">
            <text:p text:style-name="P4">Cadena de enteros</text:p>
          </table:table-cell>
        </table:table-row>
        <table:table-row table:style-name="Tabla2.2">
          <table:table-cell table:style-name="Tabla2.A6" office:value-type="string">
            <text:p text:style-name="P16">Sueldo</text:p>
          </table:table-cell>
          <table:table-cell table:style-name="Tabla2.B6" office:value-type="string">
            <text:p text:style-name="P5">Salario del trabajador</text:p>
          </table:table-cell>
          <table:table-cell table:style-name="Tabla2.C6" office:value-type="string">
            <text:p text:style-name="P4">Double</text:p>
          </table:table-cell>
        </table:table-row>
        <table:table-row table:style-name="Tabla2.2">
          <table:table-cell table:style-name="Tabla2.A6" office:value-type="string">
            <text:p text:style-name="P14">Cargo</text:p>
          </table:table-cell>
          <table:table-cell table:style-name="Tabla2.B6" office:value-type="string">
            <text:p text:style-name="P2">Cargo que desempeña como personal administrativo</text:p>
          </table:table-cell>
          <table:table-cell table:style-name="Tabla2.C6" office:value-type="string">
            <text:p text:style-name="P4">Cadena de caracteres</text:p>
          </table:table-cell>
        </table:table-row>
        <table:table-row table:style-name="Tabla2.4">
          <table:table-cell table:style-name="Tabla2.A10" office:value-type="string">
            <text:p text:style-name="P15">N.º de trabajador</text:p>
          </table:table-cell>
          <table:table-cell table:style-name="Tabla2.B10" office:value-type="string">
            <text:p text:style-name="P5">Código personal del trabajador en la empresa</text:p>
          </table:table-cell>
          <table:table-cell table:style-name="Tabla2.C10" office:value-type="string">
            <text:p text:style-name="P5">Cadena de enteros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26:00</meta:creation-date>
    <dc:date>2018-04-09T00:31:43.128528600</dc:date>
    <meta:editing-cycles>6</meta:editing-cycles>
    <meta:editing-duration>PT12M40S</meta:editing-duration>
    <meta:generator>LibreOffice/5.1.6.2$Linux_X86_64 LibreOffice_project/10m0$Build-2</meta:generator>
    <meta:document-statistic meta:table-count="3" meta:image-count="0" meta:object-count="0" meta:page-count="1" meta:paragraph-count="46" meta:word-count="151" meta:character-count="1015" meta:non-whitespace-character-count="910"/>
  </office:meta>
</office:document-meta>
</file>